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style:font-size-asian="18pt" style:font-size-complex="18pt"/>
    </style:style>
    <style:style style:name="P10" style:family="paragraph" style:parent-style-name="Text_20_body">
      <style:text-properties officeooo:paragraph-rsid="00218aad"/>
    </style:style>
    <style:style style:name="P11" style:family="paragraph" style:parent-style-name="Text_20_body">
      <style:text-properties officeooo:paragraph-rsid="0015be02"/>
    </style:style>
    <style:style style:name="P12" style:family="paragraph" style:parent-style-name="Text_20_body">
      <style:text-properties officeooo:paragraph-rsid="002602eb"/>
    </style:style>
    <style:style style:name="P13" style:family="paragraph" style:parent-style-name="Text_20_body">
      <style:text-properties officeooo:paragraph-rsid="00296796"/>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602eb"/>
    </style:style>
    <style:style style:name="T6" style:family="text">
      <style:text-properties officeooo:rsid="00278fb6"/>
    </style:style>
    <style:style style:name="T7" style:family="text">
      <style:text-properties style:font-name="DejaVu Serif1" fo:font-size="11pt" style:font-name-asian="Noto Sans CJK JP" style:font-size-asian="11pt"/>
    </style:style>
    <style:style style:name="T8" style:family="text">
      <style:text-properties style:font-name="DejaVu Serif1" fo:font-size="11pt" officeooo:rsid="00278fb6" style:font-name-asian="Noto Sans CJK JP" style:font-size-asian="11pt"/>
    </style:style>
    <style:style style:name="T9" style:family="text">
      <style:text-properties officeooo:rsid="002d6c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iguchi-Ichiyou---Juusan-ya</text:p>
      <text:p text:style-name="P9">.<text:line-break/>..<text:line-break/>...<text:line-break/><text:span text:style-name="T4">十三夜</text:span><text:span text:style-name="T2"><text:line-break/>...</text:span>.<text:line-break/>....<text:line-break/><text:span text:style-name="T3">樋口一葉<text:line-break/>...</text:span><text:line-break/>..<text:line-break/>.</text:p>
      <text:p text:style-name="P5"/>
      <text:p text:style-name="P5"><text:a xlink:type="simple" xlink:href="https://aozorashoin.com/title/55670" text:style-name="Internet_20_link" text:visited-style-name="Visited_20_Internet_20_Link">https://aozorashoin.com/title/55670</text:a></text:p>
      <text:p text:style-name="P12">初出：「文藝倶樂部　閨秀小説號」博文館</text:p>
      <text:p text:style-name="P12">　　　1895（明治28）年12月10日</text:p>
      <text:p text:style-name="P5">樋口一葉---十三夜</text:p>
      <text:p text:style-name="P5">文藝倶樂部　閨秀小説號</text:p>
      <text:h text:style-name="Heading_20_2" text:outline-level="2">あらすじ</text:h>
      <text:p text:style-name="P10">ある夜、十三夜のお月見に、実家に帰ってきた女性、阿關は両親に、夫の原田勇との別れを決意したことを告げます。阿關は勇との生活の中で、彼の冷酷な面や、家事の仕方の違いなど、多くの苦しみを味わってきました。特に、勇の言葉や態度には、阿關に対する深い蔑みを感じ、もう耐えられないと決心したのです。両親は阿關の決意を聞いて驚きながらも、彼女を励まします。阿關は勇との別れを決意し、両親に別れを告げ、実家を後にします。</text:p>
      <text:h text:style-name="Heading_20_1" text:outline-level="1"><text:span text:style-name="T5">§ </text:span>十三夜</text:h>
      <text:p text:style-name="P13"><text:span text:style-name="T6">please translate to french this text by Higuchi Ichiy</text:span><text:span text:style-name="T8">ô</text:span></text:p>
      <text:p text:style-name="P13">例は威勢よき黒ぬり車の、それ門に音が止まつた娘ではないかと兩親に出迎はれつる物を、今宵は辻より飛のりの車さへ歸して悄然と格子戸の外に立てば、家内には父親［＃ルビの「ちゝはゝ」はママ］が相かはらずの高聲、いはゞ私も福人の一人、いづれも柔順しい子供を持つて育てるに手は懸らず人には褒められる、分外の欲さへ渇かねば此上に望みもなし、やれ／＼有難い事と物がたられる、あの相手は定めし母樣、あゝ何も御存じなしに彼のやうに喜んでお出遊ばす物を、何の顏さげて離縁状もらふて下されと言はれた物か、叱かられるは必定、太郎と言ふ子もある身にて置いて驅け出して來るまでには種々思案もし盡しての後なれど、今更にお老人を驚かして是れまでの喜びを水の泡にさせまする事つらや、寧そ話さずに戻ろうか、戻れば太郎の母と言はれて何時／＼までも原田の奧樣、御兩親に奏任の聟がある身と自慢させ、私さへ身を節儉れば時たまはお口に合ふ物お小遣ひも差あげられるに、思ふまゝを通して離縁とならは太郎には繼母の憂き目を見せ、御兩親には今までの自慢の鼻にはかに低くさせまして、人の思はく、弟の行末、あゝ此身一つの心から出世の眞も止めずはならず、戻らうか、戻らうか、あの鬼のやうな我良人のもとに戻らうか、彼の鬼の、鬼の良人のもとへ、ゑゝ厭や厭やと身をふるはす途端、よろ／＼として思はず格子にがたりと音さすれば、誰れだと大きく父親の聲、道ゆく惡太郎の惡戯とまがへてなるべし。</text:p>
      <text:p text:style-name="P13">La jeune femme, que ses parents s’attendaient à voir arriver comme à l’accoutumée dans un élégant pousse-pousse noir, se tenait ce soir-<text:span text:style-name="T9">là</text:span>, abandonnant même le modeste véhicule pris en chemin, debout dans l’obscurité devant le portail à claire-voie. À l’intérieur, son père continuait de clamer de sa voix tonitruante : « Je suis un homme comblé ! Des enfants dociles qui ne donnent aucun souci, des compliments partout où je passe, aucun désir excessif – que pourrais-je souhaiter de plus ? Tout est parfait ! » C’est certainement mère qui parle maintenant, pensa-t-elle, le cœur serré. Elle ignore tout. Comment pourrais-je leur annoncer <text:soft-page-break/>que je viens réclamer une lettre de divorce ? Ils me gronderont sans doute. J’ai pourtant tout pesé avant de fuir – notre fils Tarô, les apparences à préserver… Son hésitation la clouait sur place. Si je rentre sans rien dire, je resterais « Madame Harada », épouse d’un haut fonctionnaire. Mes parents pourront continuer à se vanter. En échange de quelques privations, je pourrais même leur offrir des douceurs de temps à autre. Mais si je divorce, Tarô aura une marâtre, leur fierté s’écroulera, les ragails… Un frisson la parcourut. Dois-je vraiment retourner vers ce mari tyrannique ? Ce démon… Non, jamais ! Dans un geste de répulsion, elle heurta involontairement le portail. « Qui va là ? » rugit la voix paternelle, confondant sans doute le bruit avec quelque vaurien.</text:p>
      <text:p text:style-name="P5">外なるはおほゝと笑ふて、お父樣私で御座んすといかにも可愛き聲、や、誰れだ、誰れであつたと障子を引明て、ほうお關か、何だな其樣な處に立つて居て、何うして又此おそくに出かけて來た、車もなし、女中も連れずか、やれ／＼ま早く中へ這入れ、さあ這入れ、何うも不意に驚かされたやうでまご／＼するわな、格子は閉めずとも宜い私しが閉める、兎も角も奧が好い、ずつとお月樣のさす方へ、さ、蒲團へ乘れ、蒲團へ、何うも疊が汚ないので大屋に言つては置いたが職人の都合があると言ふてな、遠慮も何も入らない着物がたまらぬから夫れを敷ひて呉れ、やれ／＼何うして此遲くに出て來たお宅では皆お變りもなしかと例に替らずもてはやさるれば、針の席にのる樣にて奧さま扱かひ情なくじつと涕を呑込で、はい誰れも時候の障りも御座りませぬ、私は申譯のない御無沙汰して居りましたが貴君もお母樣も御機嫌よくいらつしやりますかと問へば、いや最う私は嚔一つせぬ位、お袋は時たま例の血の道と言ふ奴を始めるがの、夫れも蒲團かぶつて半日も居ればけろ／＼とする病だから子細はなしさと元氣よく呵々と笑ふに、亥之さんが見えませぬが今晩は何處へか參りましたか、彼の子も替らず勉強で御座んすかと問へば、母親はほた／＼として茶を進めながら、亥之は今しがた夜學に出て行ました、あれもお前お蔭さまで此間は昇給させて頂いたし、課長樣が可愛がつて下さるので何れ位心丈夫であらう、是れと言ふも矢張原田さんの縁引が有るからだとて宅では毎日いひ暮して居ます、お前に如才は有るまいけれど此後とも<text:soft-page-break/>原田さんの御機嫌の好いやうに、亥之は彼の通り口の重い質だし何れお目に懸つてもあつけない御挨拶よりほか出來まいと思はれるから、何分ともお前が中に立つて私どもの心が通じるやう、亥之が行末をもお頼み申て置てお呉れ、ほんに替り目で陽氣が惡いけれど太郎さんは何時も惡戯をして居ますか、何故に今夜は連れてお出でない、お祖父さんも戀しがつてお出なされた物をと言はれて、又今更にうら悲しく、連れて來やうと思ひましたけれど彼の子は宵まどひで最う疾うに寐ましたから其まゝ置いて參りました、本當に惡戯ばかりつのりまして聞わけとては少しもなく、外へ出れば跡を追ひまするし、家内に居れば私の傍ばつかり覗ふて、ほんに／＼手が懸つて成ませぬ、何故彼樣で御座りませうと言ひかけて思ひ出しの涙むねの中に漲るやうに、思ひ切つて置いては來たれど今頃は目を覺して母さん母さんと婢女どもを迷惑がらせ、煎餅やおこしの※(「口＋多」、第3水準1-15-2)しも利かで、皆々手を引いて鬼に喰はすと威かしてゞも居やう、あゝ可愛さうな事をと聲たてゝも泣きたきを、さしも兩親の機嫌よげなるに言ひ出かねて、烟にまぎらす烟草二三服、空咳こん／＼として涙を襦袢の袖にかくしぬ。</text:p>
      <text:p text:style-name="P5">« C’est moi, père », répondit-elle d’une petite voix enjouée en tirant la porte coulissante.</text:p>
      <text:p text:style-name="P5">« Oh, Setsu ! Pourquoi rester plantée là dans le froid ? Entre donc ! Pas de voiture ni de servante ? Allons, dépêche-toi ! Laisse-moi fermer. Tiens, installe-toi du côté éclairé par la lune. Étends ce futon – les nattes sont sales, j’ai beau réclamer au propriétaire… »</text:p>
      <text:p text:style-name="P5">Sous ce déluge de sollicitudes habituelles, elle s’assit raide comme une aiguille, avalant ses larmes.</text:p>
      <text:p text:style-name="P5">« Tout le monde va bien à la maison ? » parvint-elle à demander.</text:p>
      <text:p text:style-name="P5">« Moi ? Jamais un rhume ! Ta mère a ses vapeurs parfois, mais une sieste sous la couette et hop, guérie ! » Il éclata de rire.</text:p>
      <text:p text:style-name="P5">« Et Heiji… Il étudie toujours autant ? »</text:p>
      <text:p text:style-name="P5">« À l’école du soir, oui. Grâce à ton mari, il a eu une promotion récemment. Le chef de service le prend en affection. Nous ne tarissons pas d’éloges sur M. Harada ! » La <text:soft-page-break/>mère apporta le thé, empressée. « Heiji est si réservé… Fais en sorte qu’il reste en bons termes avec ton époux, Setsu. Et emmène donc Tarô la prochaine fois ! Son grand-père le réclame. »</text:p>
      <text:p text:style-name="P5">Cette fois, les sanglots montèrent. À cette heure, il doit s’être réveillé en pleurant « Maman ! », refusant les gâteaux, terrorisant les servantes…</text:p>
      <text:p text:style-name="P5">« Il dormait déjà », mentit-elle en allumant une cigarette pour dissimuler ses larmes. La fumée piqua ses yeux. Comme ils sont heureux dans leur ignorance. Elle étouffa un sanglot dans la manche de son kimono de dessous.</text:p>
      <text:p text:style-name="P5">今宵は舊暦の十三夜、舊弊なれどお月見の眞似事に團子をこしらへてお月樣にお備へ申せし、これはお前も好物なれば少々なりとも亥之助に持たせて上やうと思ふたれど、亥之助も何か極りを惡るがつて其樣な物はお止なされと言ふし、十五夜にあげなんだから片月見に成つても惡るし、喰べさせたいと思ひながら思ふばかりで上る事が出來なんだに、今夜來て呉れるとは夢の樣な、ほんに心が屆いたのであらう、自宅で甘い物はいくらも喰べやうけれど親のこしらいたは又別物、奧樣氣を取すてゝ今夜は昔しのお關になつて、見得を搆はず豆なり栗なり氣に入つたを喰べて見せてお呉れ、いつでも父樣と噂すること、出世は出世に相違なく、人の見る目も立派なほど、お位の宜い方々や御身分のある奧樣がたとの御交際もして、兎も角も原田の妻と名告て通るには氣骨の折れる事もあらう、女子どもの使ひやう出入りの者の行渡り、人の上に立つものは夫れ丈に苦勞が多く、里方が此樣な身柄では猶更のこと人に侮られぬやうの心懸けもしなければ成るまじ、夫れを種々に思ふて見ると父さんだとて私だとて孫なり子なりの顏の見たいは當然なれど、餘りうるさく出入りをしてはと控へられて、ほんに御門の前を通る事はありとも木綿着物に毛繻子の洋傘さした時には見す／＼お二階の簾を見ながら、吁お關は何をして居る事かと思ひやるばかり行過ぎて仕舞まする、實家でも少し何とか成つて居たならばお前の肩身も廣からうし、同じくでも少しは息のつけやう物を、何を云ふにも此通り、お月見の團子をあげやうにも重箱からしてお恥かしいでは無からうか、ほんにお前の心遣ひが思はれると嬉しき中にも思ふまゝの通路が叶はねば、愚痴の一トつかみ賤しき身分を情なげに言はれて、本當に私は親不孝だと思ひまする、それは成程和ら<text:soft-page-break/>かひ衣類きて手車に乘りあるく時は立派らしくも見えませうけれど、父さんや母さんに斯うして上やうと思ふ事も出來ず、いはゞ自分の皮一重、寧そ賃仕事してもお傍で暮した方が餘つぽど快よう御座いますと言ひ出すに、馬鹿、馬鹿、其樣な事を假にも言ふてはならぬ、嫁に行つた身が實家の親の貢をするなどゝ思ひも寄らぬこと、家に居る時は齋藤の娘、嫁入つては原田の奧方ではないか、勇さんの氣に入る樣にして家の内を納めてさへ行けば何の子細は無い、骨が折れるからとて夫れ丈の運のある身ならば堪へられぬ事は無い筈、女などゝ言ふ者は何うも愚痴で、お袋などが詰らぬ事を言ひ出すから困り切る、いや何うも團子を喰べさせる事が出來ぬとて一日大立腹であつた、大分熱心で調製たものと見えるから十分に喰べて安心させて遣つて呉れ、餘程甘からうぞと父親の滑稽を入れるに、再び言ひそびれて御馳走の栗枝豆ありがたく頂戴をなしぬ。嫁入りてより七年の間、いまだに夜に入りて客に來しこともなく、土産もなしに一人歩行して來るなど悉皆ためしのなき事なるに、思ひなしか衣類も例ほど燦かならず、稀に逢ひたる嬉しさに左のみは心も付かざりしが、聟よりの言傳とて何一言の口上もなく、無理に笑顏は作りながら底に萎れし處のあるは何か子細のなくては叶はず、父親は机の上の置時計を眺めて、これやモウ程なく十時になるが關は泊つて行つて宜いのかの、歸るならば最も歸らねば成るまいぞと氣を引いて見る親の顏、娘は今更のやうに見上げて御父樣私は御願［＃ルビの「おねが」は底本では「おねがひ」］ひがあつて出たので御座ります、何うぞ御聞遊してと屹となつて疊に手を突く時、はじめて一トしづく幾層の憂きを洩しそめぬ。</text:p>
      <text:p text:style-name="P5">父は穩かならぬ色［＃ルビの「いろ」は底本では「いつ」］を動かして、改まつて何かのと膝を進めれば、私は今宵限り原田へ歸らぬ决心で出て參つたので御座ります、勇が許しで參つたのではなく、彼の子を寐かして、太郎を寐かしつけて、最早あの顏を見ぬ决心で出て參りました、まだ私の手より外誰れの守りでも承諾せぬほどの彼の子を、欺して寐かして夢の中に、私は鬼に成つて出て參りました、御父樣、御母樣、察して下さりませ私は今日まで遂ひに原田の身に就いて御耳に入れました事もなく、勇と私との中を人に言ふた事は御座りませぬけれど、千度も百度も考へ直して、二年も三年も泣盡して今日といふ今日どうでも離縁を貰ふて頂かうと决心の臍をかためました、何<text:soft-page-break/>うぞ御願ひで御座ります離縁の状を取つて下され、私はこれから内職なり何なりして亥之助が片腕にもなられるやう心がけますほどに、一生一人で置いて下さりませとわつと聲たてるを噛しめる襦袢の袖、墨繪の竹も紫竹の色にや出ると哀れなり。</text:p>
      <text:p text:style-name="P5">夫れは何ういふ子細でと父も母も詰寄つて問かゝるに今までは默つて居ましたれど私の家の夫婦さし向ひを半日見て下さつたら大底が御解りに成ませう、物言ふは用事のある時慳貪に申つけられるばかり、朝起まして機嫌をきけば不圖脇を向ひて庭の草花を態とらしき褒め詞、是にも腹はたてども良人の遊ばす事なればと我慢して私は何も言葉あらそひした事も御座んせぬけれど、朝飯あがる時から小言は絶えず、召使の前にて散々と私が身の不器用不作法を御並へなされ、夫れはまだ／＼辛棒もしませうけれど、二言目には教育のない身、教育のない身と御蔑みなさる、それは素より華族女學校の椅子にかゝつて育つた物ではないに相違なく、御同僚の奧樣がたの樣にお花のお茶の、歌の畫のと習ひ立てた事もなければ其御話しの御相手は出來ませぬけれど、出來ずは人知れず習はせて下さつても濟むべき筈、何も表向き實家の惡るいを風聽なされて、召使ひの婢女どもに顏の見られるやうな事なさらずとも宜かりさうなもの、嫁入つて丁度半年ばかりの間は關や關やと下へも置かぬやうにして下さつたけれど、あの子が出來てからと言ふ物は丸で御人が變りまして、思ひ出しても恐ろしう御座ります、私はくら暗の谷へ突落されたやうに暖かい日の影といふを見た事が御座りませぬ、はじめの中は何か串談に態とらしく邪慳に遊ばすのと思ふて居りましたけれど、全くは私に御飽きなされたので此樣もしたら出てゆくか、彼樣もしたら離縁をと言ひ出すかと苦めて苦めて苦め拔くので御座りましよ、御父樣も御母樣も私の性分は御存じ、よしや良人が藝者狂ひなさらうとも、圍い者して御置きなさらうとも其樣な事に悋氣する私でもなく、侍婢どもから其樣な噂も聞えまするけれど彼れほど働きのある御方なり、男の身のそれ位はありうちと他處行には衣類にも氣をつけて氣に逆らはぬやう心がけて居りまするに、唯もう私の爲る事とては一から十まで面白くなく覺しめし、箸の上げ下しに家の内の樂しくないは妻が仕方が惡るいからだと仰しやる、夫れも何ういふ事が惡い、此處が面白くないと言ひ聞かして下さる樣ならば宜けれど、一筋に詰らぬくだらぬ、解らぬ奴、とても相談の相手<text:soft-page-break/>にはならぬの、いはゞ太郎の乳母として置いて遣はすのと嘲つて仰しやる斗、ほんに良人といふではなく彼の御方は鬼で御座りまする、御自分の口から出てゆけとは仰しやりませぬけれど私が此樣な意久地なしで太郎の可愛さに氣が引かれ、何うでも御詞に異背せず唯々と御小言を聞いて居りますれば、張も意氣地もない愚うたらの奴、それからして氣に入らぬと仰しやりまする、左うかと言つて少しなりとも私の言條を立てゝ負けぬ氣に御返事をしましたら夫を取てに出てゆけと言はれるは必定、私は御母樣出て來るのは何でも御座んせぬ、名のみ立派の原田勇に離縁されたからとて夢さら殘りをしいとは思ひませぬけれど、何にも知らぬ彼の太郎が、片親に成るかと思ひますると意地もなく我慢もなく、詫て機嫌を取つて、何でも無い事に恐れ入つて、今日までも物言はず辛棒して居りました、御父樣、御母樣、私は不運で御座りますとて口惜しさ悲しさ打出し、思ひも寄らぬ事を談れば兩親は顏を見合せて、さては其樣の憂き中かと呆れて暫時いふ言もなし。</text:p>
      <text:p text:style-name="P5">母親は子に甘きならひ、聞く毎々に身にしみて口惜しく、父樣は何と思し召すか知らぬが元來此方から貰ふて下されと願ふて遣つた子ではなし、身分が惡いの學校が何うしたのと宜くも宜くも勝手な事が言はれた物、先方は忘れたかも知らぬが此方はたしかに日まで覺えて居る、阿關が十七の御正月、まだ門松を取もせぬ七日の朝の事であつた、舊の猿樂町の彼の家の前で御隣の小娘と追羽根して、彼の娘の突いた白い羽根が通り掛つた原田さんの車の中へ落たとつて、夫れをば阿關が貰ひに行きしに、其時はじめて見たとか言つて人橋かけてやい／＼と貰ひたがる、御身分がらにも釣合ひませぬし、此方はまだ根つからの子供で何も稽古事も仕込んでは置ませず、支度とても唯今の有樣で御座いますからとて幾度斷つたか知れはせぬけれど、何も舅姑のやかましいが有るでは無し、我が欲しくて我が貰ふに身分も何も言ふ事はない、稽古は引取つてからでも充分させられるから其心配も要らぬ事、兎角くれさへすれば大事にして置かうからと夫は夫は火のつく樣に催促して、此方から強請た譯ではなけれど支度まで先方で調へて謂はゞ御前は戀女房、私や父樣が遠慮して左のみは出入りをせぬといふも勇さんの身分を恐れてゞは無い、これが妾手かけに出したのではなし正當にも正當にも百まんだら頼みによこして貰つて［＃ルビの「もら」は底本では「よら」］行つた嫁の親、大威張に出這入しても<text:soft-page-break/>差つかへは無けれど、彼方が立派にやつて居るに、此方が此通りつまらぬ活計をして居れば、御前の縁にすがつて聟の助力を受けもするかと他人樣の處思が口惜しく、痩せ我慢では無けれど交際だけは御身分相應に盡して、平常は逢いたい娘の顏も見ずに居まする、夫れをば何の馬鹿々々しい親なし子でも拾つて行つたやうに大層らしい、物が出來るの出來ぬのと宜く其樣な口が利けた物、默つて居ては際限もなく募つて夫れは夫れは癖に成つて仕舞ひます、第一は婢女どもの手前奧樣の威光が削げて、末には御前の言ふ事を聞く者もなく、太郎を仕立るにも母樣を馬鹿にする氣になられたら何としまする、言ふだけの事は屹度言ふて、それが惡るいと小言をいふたら何の私にも家が有ますとて出て來るが宜からうでは無いか、實に馬鹿々々しいとつては夫れほどの事を今日が日まで默つて居るといふ事が有ります物か、餘り御前が温順し過るから我儘がつのられたのであろ、聞いた計でも腹が立つ、もう／＼退けて居るには及びません、身分が何であらうが父もある母もある、年はゆかねど亥之助といふ弟もあればその樣な火の中にじつとして居るには及ばぬこと、なあ父樣一遍勇さんに逢ふて十分油を取つたら宜う御座りましよと母は猛つて前後もかへり見ず。</text:p>
      <text:p text:style-name="P5">父親は先刻より腕ぐみして目を閉ぢて有けるが、あゝ御袋、無茶の事を言ふてはならぬ、我しさへ始めて聞いて何うした物かと思案にくれる、阿關の事なれば並大底で此樣な事を言ひ出しさうにもなく、よく／＼愁らさに出て來たと見えるが、して今夜は聟どのは不在か、何か改たまつての事件でもあつてか、いよ／＼離縁するとでも言はれて來たのかと落ついて問ふに、良人は一昨日より家へとては歸られませぬ、五日六日と家を明けるは平常の事、左のみ珍らしいとは思ひませぬけれど出際に召物の揃へかたが惡いとて如何ほど詫びても聞入れがなく、其品をば脱いで擲きつけて、御自身洋服にめしかへて、吁、私位不仕合の人間はあるまい、御前のやうな妻を持つたのはと言ひ捨てに出て御出で遊しました、何といふ事で御座りませう一年三百六十五日物いふ事も無く、稀々言はれるは此樣な情ない詞をかけられて、夫れでも原田の妻と言はれたいか、太郎の母で候と顏おし拭つて居る心か、我身ながら我身の辛棒がわかりませぬ、もう／＼もう私は良人も子も御座んせぬ嫁入せぬ昔しと思へば夫れまで、あの頑是ない太郎の寢顏を眺めながら置いて來るほどの心になりましたからは、最う何う<text:soft-page-break/>でも勇の傍に居る事は出來ませぬ、親はなくとも子は育つと言ひまするし、私の樣な不運の母の手で育つより繼母御なり御手かけなり氣に適ふた人に育てゝ貰ふたら、少しは父御も可愛がつて後々あの子の爲にも成ませう、私はもう今宵かぎり何うしても歸る事は致しませぬとて、斷つても斷てぬ子の可憐さに、奇麗に言へども詞はふるへぬ。</text:p>
      <text:p text:style-name="P5">父は歎息して、無理は無い、居愁らくもあらう、困つた中に成つたものよと暫時阿關の顏を眺めしが、大丸髷に金輪の根を卷きて黒縮緬の羽織何の惜しげもなく、我が娘ながらもいつしか調ふ奧樣風、これをば結び髮に結ひかへさせて綿銘仙の半天に襷がけの水仕業さする事いかにして忍ばるべき、太郎といふ子もあるものなり、一端の怒りに百年の運を取はづして、人には笑はれものとなり、身はいにしへの齋藤主計が娘に戻らば、泣くとも笑ふとも再度原田太郎が母とは呼ばるゝ事成るべきにもあらず、良人に未練は殘さずとも我が子の愛の斷ちがたくは離れていよ／＼物をも思ふべく、今の苦勞を戀しがる心も出づべし、斯く形よく生れたる身の不幸、不相應の縁につながれて幾らの苦勞をさする事と哀れさの増れども、いや阿關こう言ふと父が無慈悲で汲取つて呉れぬのと思ふか知らぬが決して御前を叱かるではない、身分が釣合はねば思ふ事も自然違ふて、此方は眞から盡す氣でも取りやうに寄つては面白くなく見える事もあらう、勇さんだからとて彼の通り物の道理を心得た、利發の人ではあり隨分學者でもある、無茶苦茶にいぢめ立る譯ではあるまいが、得て世間に褒め物の敏腕家などゝ言はれるは極めて恐ろしい我まゝ物、外では知らぬ顏に切つて廻せど勤め向きの不平などまで家内へ歸つて當りちらされる、的に成つては隨分つらい事もあらう、なれども彼れほどの良人を持つ身のつとめ、區役所がよひの腰辨當が釜の下を焚きつけて呉るのとは格が違ふ、隨がつてやかましくもあらう六づかしくもあろう夫を機嫌の好い樣にとゝのへて行くが妻の役、表面には見えねど世間の奧樣といふ人達の何れも面白くをかしき中ばかりは有るまじ、身一つと思へば恨みも出る、何の是れが世の勤めなり、殊には是れほど身がらの相違もある事なれば人一倍の苦もある道理、お袋などが口廣い事は言へど亥之が昨今の月給に有ついたも必竟は原田さんの口入れではなからうか、七光どころか十光もして間接ながらの恩を着ぬとは言はれぬに愁らからうとも一つは親の爲弟の爲、太郎といふ子もあるものを今日までの<text:soft-page-break/>辛棒がなるほどならば、是れから後とて出來ぬ事はあるまじ、離縁を取つて出たが宜いか、太郎は原田のもの、其方は齋藤の娘、一度縁が切れては二度と顏見にゆく事もなるまじ、同じく不運に泣くほどならば原田の妻で大泣きに泣け、なあ關さうでは無いか、合點がいつたら何事も胸に納めて、知らぬ顏に今夜は歸つて、今まで通りつゝつしんで世を送つて呉れ、お前が［＃「お前が」は底本では「お前が」］口に出さんとても親も察しる弟も察しる、涙は各自に分て泣かうぞと因果を含めてこれも目を拭ふに、阿關はわつと泣いて夫れでは離縁をといふたも我まゝで御座りました、成程太郎に別れて顏も見られぬ樣にならば此世に居たとて甲斐もないものを、唯目の前の苦をのがれたとて何うなる物で御座んせう、ほんに私さへ死んだ氣にならば三方四方波風たゝず、兎もあれ彼の子も兩親の手で育てられまするに、つまらぬ事を思ひ寄まして、貴君にまで嫌やな事を御聞かせ申ました、今宵限り關はなくなつて魂一つが彼の子の身を守るのと思ひますれば良人のつらく當る位百年も辛棒出來さうな事、よく御言葉も合點が行きました、もう此樣な事は御聞かせ申ませぬほどに心配をして下さりますなとて拭ふあとから又涙、母親は聲たてゝ何といふ此娘は不仕合と又一しきり大泣きの雨、くもらぬ月も折から淋しくて、うしろの土手の自然生を弟の亥之が折て來て、瓶にさしたる薄の穗の招く手振りも哀れなる夜なり。</text:p>
      <text:p text:style-name="P5">實家は上野の新坂下、駿河臺への路なれば茂れる森の木のした暗侘しけれど、今宵は月もさやかなり、廣小路へ出れば晝も同樣、雇ひつけの車宿とて無き家なれば路ゆく車を窓から呼んで、合點が行つたら兎も角も歸れ、主人の留守に斷なしの外出、これを咎められるとも申譯の詞は有るまじ、少し時刻は遲れたれど車ならば遂ひ一ト飛、話しは重ねて聞きに行かう、先づ今夜は歸つて呉れとて手を取つて引出すやうなるも事あら立じの親の慈悲、阿關はこれまでの身と覺悟してお父樣、お母樣、今夜の事はこれ限り、歸りまするからは私は原田の妻なり、良人を誹るは濟みませぬほどに最う何も言ひませぬ、關は立派な良人を持つたので弟の爲にも好い片腕、あゝ安心なと喜んで居て下されば私は何も思ふ事は御座んせぬ、决して决して不了簡など出すやうな事はしませぬほどに夫れも案じて下さりますな、私の身體は今夜をはじめに勇のものだと思ひまして、彼の人の思うまゝに何となりし<text:soft-page-break/>て貰ひましよ、夫では最う私は戻ります、亥之さんが歸つたらば宜しくいふて置いて下され、お父樣もお母樣も御機嫌よう、此次には笑ふて參りまするとて是非なさゝうに立あがれば、母親は無けなしの巾着さげて出て駿河臺まで何程でゆくと門なる車夫に聲をかくるを、あ、お母樣それは私がやりまする、有がたう御座んしたと温順しく挨拶して、格子戸くゞれば顏に袖、涙をかくして乘り移る哀れさ、家には父が咳拂ひの是れもうるめる聲成し。</text:p>
      <text:p text:style-name="P5">さやけき月に風のおと添ひて、虫の音たえ／″＼に物がなしき上野へ入りてよりまだ一町もやう／＼と思ふに、いかにしたるか車夫はぴつたりと轅を止めて、誠に申かねましたが私はこれで御免を願ひます、代は入りませぬからお下りなすつてと突然にいはれて、思ひもかけぬ事なれば阿關は胸をどつきりとさせて、あれお前そんな事を言つては困るではないか、少し急ぎの事でもあり増しは上げやうほどに骨を折つてお呉れ、こんな淋しい處では代りの車も有るまいではないか、それはお前人困らせといふ物、愚圖らずに行つてお呉れと少しふるへて頼むやうに言へば、増しが欲しいと言ふのでは有ませぬ、私からお願ひです何うぞお下りなすつて、最う引くのが厭やに成つたので御座りますと言ふに、夫ではお前加※［＃「冫＋咸」、U+51CF、46-8］でも惡るいか、まあ何うしたと言ふ譯、此處まで挽いて來て厭やに成つたでは濟むまいがねと聲に力を入れて車夫を叱れば、御免なさいまし、もう何うでも厭やに成つたのですからとて提燈を持しまゝ不圖脇へのがれて、お前は我まゝの車夫さんだね、夫ならば約定の處までとは言ひませぬ、代りのある處まで行つて呉れゝば夫でよし、代はやるほどに何處か※(「研のつくり」、第3水準1-84-17)處らまで、切めて廣小路までは行つてお呉れと優しい聲にすかす樣にいへば、成るほど若いお方ではあり此淋しい處へおろされては定めしお困りなさりませう、これは私が惡う御座りました、ではお乘せ申ませう、お供を致しませう、嘸お驚きなさりましたろうとて惡者らしくもなく提燈を持かゆるに、お關もはじめて胸をなで、心丈夫に車夫の顏を見れば二十五六の色黒く、小男の痩せぎす、あ、月に背けたあの顏が誰れやらで有つた、誰れやらに似て居ると人の名も咽元まで轉がりながら、もしやお前さんはと我知らず聲をかけるに、ゑ、と驚いて振あふぐ男、あれお前さんは彼のお方では無いか、私をよも<text:soft-page-break/>やお忘れはなさるまいと車より濘るやうに下りてつく／″＼と打まもれば、貴孃は齋藤の阿關さん、面目も無い此樣な姿で、背後に目が無ければ何の氣もつかずに居ました、夫れでも音聲にも心づくべき筈なるに、私は餘程の鈍に成りましたと下を向いて身を恥れば、阿關は頭の先［＃ルビの「さき」は底本では「せき」］より爪先まで眺めていゑ／＼私だとて徃來で行逢ふた位ではよもや貴君と氣は付きますまい、唯た今の先までも知らぬ他人の車夫さんとのみ思ふて居ましたに御存じないは當然、勿體ない事であつたれど知らぬ事なればゆるして下され、まあ何時から此樣な業して、よく其か弱い身に障りもしませぬか、伯母さんが田舍へ引取られてお出なされて、小川町のお店をお廢めなされたといふ噂は他處ながら聞いても居ましたれど、私も昔しの身でなければ種々と障る事があつてな、お尋ね申すは更なること手紙あげる事も成ませんかつた、今は何處に家を持つて、お内儀さんも御健勝か、小兒のも出來てか、今も私は折ふし小川町の勸工塲見物に行まする度々、舊のお店がそつくり其儘同じ烟草店の能登やといふに成つて居まするを、何時通つても覗かれて、あゝ高坂の録さんが子供であつたころ、學校の行返りに寄つては卷烟草のこぼれを貰ふて、生意氣らしう吸立てた物なれど、今は何處に何をして、氣の優しい方なれば此樣な六づかしい世に何のやうの世渡りをしてお出ならうか、夫れも心にかゝりまして、實家へ行く度に御樣子を、もし知つても居るかと聞いては見まするけれど、猿樂町を離れたのは今で五年の前、根つからお便りを聞く縁がなく、何んなにお懷しう御座んしたらうと我身のほどをも忘れて問ひかくれば、男は流れる汗を手拭にぬぐふて、お恥かしい身に落まして今は家と言ふ物も御座りませぬ、寐處は淺草町の安宿、村田といふが二階に轉がつて、氣に向ひた時は今夜のやうに遲くまで挽く事もありまするし、厭やと思へば日がな一日ごろ／＼として烟のやうに暮して居まする、貴孃は相變らずの美くしさ、奧樣にお成りなされたと聞いた時から夫でも一度は拜む事が出來るか、一生の内に又お言葉を交はす事が出來るかと夢のやうに願ふて居ました、今日までは入用のない命と捨て物に取あつかふて居ましたけれど命があればこその御對面、あゝ宜く私を高坂の録之助と覺えて居て下さりました、辱なう御座りますと下を向くに、阿關はさめ／″＼として誰れも憂き世に一人と思ふて下さるな。</text:p>
      <text:p text:style-name="P5"><text:soft-page-break/>してお内儀さんはと阿關の問へば、御存じで御座りましよ筋向ふの杉田やが娘、色が白いとか恰好が何うだとか言ふて世間の人は暗雲に褒めたてた女で御座ります、私が如何にも放蕩をつくして家へとては寄りつかぬやうに成つたを、貰ふべき頃に貰ふ物を貰はぬからだと親類の中の解らずやが勘違ひして、彼れならばと母親が眼鏡にかけ、是非もらへ、やれ貰へと無茶苦茶に進めたてる五月蠅さ、何うなりと成れ、成れ、勝手に成れとて彼れを家へ迎へたは丁度貴孃が御懷妊だと聞ました時分の事、一年目には私が處にもお目出たうを他人からは言はれて、犬張子や風車を並べたてる樣に成りましたれど、何のそんな事で私が放蕩のやむ事か、人は顏の好い女房を持たせたら足が止まるか、子が生れたら氣が改まるかとも思ふて居たのであらうなれど、たとへ小町と西施と手を引いて來て、衣通姫が舞ひを舞つて見せて呉れても私の放蕩は直らぬ事に極めて置いたを、何で乳くさい子供の顏見て發心が出來ませう、遊んで遊んで遊び拔いて、呑んで呑んで呑み盡して、家も稼業もそつち除けに箸一本もたぬやうに成つたは一昨々年、お袋は田舍へ嫁入つた姉の處に引取つて貰ひまするし、女房は子をつけて實家へ戻したまゝ音信不通、女の子ではあり惜しいとも何とも思ひはしませぬけれど、其子も昨年の暮チプスに懸つて死んださうに聞ました、女はませな物ではあり、死ぬ際には定めし父樣とか何とか言ふたので御座りましよう、今年居れば五つになるので御座りました、何のつまらぬ身の上、お話しにも成りませぬ。</text:p>
      <text:p text:style-name="P5">男はうす淋しき顏に笑みを浮べて貴孃といふ事も知りませぬので、飛んだ我まゝの不調法、さ、お乘りなされ、お供をしまする、嘸不意でお驚きなさりましたろう、車を挽くと言ふも名ばかり、何が樂しみに轅棒をにぎつて、何が望みに牛馬の眞似をする、錢を貰へたら嬉しいか、酒が呑まれたら愉快なか、考へれば何も彼も悉皆厭やで、お客樣を乘せやうが空車の時だらうが嫌やとなると用捨なく嫌やに成まする、呆れはてる我まゝ男、愛想が盡きるでは有りませぬか、さ、お乘りなされ、お供をしますと進められて、あれ知らぬ中は仕方もなし、知つて其車に乘れます物か、夫れでも此樣な淋しい處を一人ゆくは心細いほどに、廣小路へ出るまで唯道づれに成つて下され、話しながら行ませうとてお關は小褄少し引あげて、ぬり下駄のおと是れも淋しげなり。</text:p>
      <text:p text:style-name="P5"><text:soft-page-break/>昔の友といふ中にもこれは忘られぬ由縁のある人、小川町の高坂とて小奇麗な烟草屋の一人息子、今は此樣に色も黒く見られぬ男になつては居れども、世にある頃の唐棧ぞろひに小氣の利いた前だれがけ、お世辭も上手、愛敬もありて、年の行かぬやうにも無い、父親の居た時よりは却つて店が賑やかなと評判された利口らしい人の、さても／＼の替り樣、我身が嫁入りの噂聞え初た頃から、やけ遊びの底ぬけ騷ぎ、高坂の息子は丸で人間が變つたやうな、魔でもさしたか、祟りでもあるか、よもや只事では無いと其頃に聞きしが、今宵見れば如何にも淺ましい身の有樣、木賃泊りに居なさんすやうに成らうとは思ひも寄らぬ、私は此人に思はれて、十二の年より十七まで明暮れ顏を合せる毎に行々は彼の店の彼處へ座つて、新聞見ながら商ひするのと思ふても居たれど、量らぬ人に縁の定まりて、親々の言ふ事なれば何の異存を入られやう、烟草の録さんにはと思へど夫れはほんの子供ごゝろ、先方からも口へ出して言ふた事はなし、此方は猶さら、これは取とまらぬ夢の樣な戀なるを、思ひ切つて仕舞へ、思ひ切つて仕舞へ、あきらめて仕舞うと心を定めて、今の原田へ嫁入りの事には成つたれど、其際までも涙がこぼれて忘れかねた人、私が思ふほどは此人も思ふて、夫れ故の身の破滅かも知れぬ物を、我が此樣な丸髷などに、取濟したる樣な姿をいかばかり面にくゝ思はれるであらう、夢さらさうした樂しらしい身ではなけれどもと阿關は振かへつて録之助を見やるに、何を思ふか茫然とせし顏つき、時たま逢ひし阿關に向つて左のみは嬉しき樣子も見えざりき。</text:p>
      <text:p text:style-name="P5">廣小路を出れば車もあり、阿關は紙入れより紙幣いくらか取出して小菊の紙にしほらしく包みて、録さんこれは誠に失禮なれど鼻紙なりとも買つて下され、久し振でお目にかゝつて何か申たい事は澤山あるやうなれど口へ出ませぬは察して下され、では私は御別れに致します、隨分からだを厭ふて煩らはぬ樣に、伯母さんをも早く安心させておあげなさりまし、蔭ながら私も祈ります、何うぞ以前の録さんにお成りなされて、お立派にお店をお開きに成ります處を見せて下され、左樣ならばと挨拶すれば録之助は紙づゝみを頂いて、お辭儀申す筈なれど貴孃のお手より下されたのなれば、あり難く頂戴して思ひ出にしまする、お別れ申すが惜しいと言つても是れが夢ならば仕方のない事、さ、お出なされ、私も歸ります、更けては路が淋しう御座ります<text:soft-page-break/>ぞとて空車引いてうしろ向く、其人は東へ、此人は南へ、大路の柳［＃ルビの「あなぎ」はママ］月のかげに靡いて力なささうの塗り下駄のおと、村田の二階も原田の奧も憂きはお互ひの世におもふ事多し。</text:p>
      <text:p text:style-name="P5">了</text:p>
      <text:h text:style-name="Heading_20_1" text:outline-level="1"><text:span text:style-name="T5">§ </text:span>***</text:h>
      <text:p text:style-name="P5">底本：「文藝倶樂部　閨秀小説號」博文館</text:p>
      <text:p text:style-name="P5">　　　1895（明治28）年12月10日</text:p>
      <text:p text:style-name="P5">初出：「文藝倶樂部　閨秀小説號」博文館</text:p>
      <text:p text:style-name="P5">　　　1895（明治28）年12月10日</text:p>
      <text:p text:style-name="P5">※初出時の署名は、「一葉女史」です。</text:p>
      <text:p text:style-name="P5">※変体仮名は、通常の仮名で入力しました。</text:p>
      <text:p text:style-name="P5">※「決」と「决」の混在は、底本通りです。</text:p>
      <text:p text:style-name="P5">入力：万波通彦</text:p>
      <text:p text:style-name="P5">校正：Juki</text:p>
      <text:p text:style-name="P5">2015年9月1日作成</text:p>
      <text:p text:style-name="P5">青空文庫作成ファイル：</text:p>
      <text:p text:style-name="P5">このファイルは、インターネットの図書館、青空文庫（http://www.aozora.gr.jp/）で作られました。入力、校正、制作にあたったのは、ボランティアの皆さんです。</text:p>
      <text:p text:style-name="P5">© 青空書院</text:p>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11T22:04:28.669816339</dc:date>
    <meta:editing-cycles>45</meta:editing-cycles>
    <meta:editing-duration>P1DT21M36S</meta:editing-duration>
    <meta:document-statistic meta:table-count="0" meta:image-count="0" meta:object-count="0" meta:page-count="18" meta:paragraph-count="61" meta:word-count="13677" meta:character-count="16281" meta:non-whitespace-character-count="15753"/>
    <meta:user-defined meta:name="Info 1"/>
    <meta:user-defined meta:name="Info 2"/>
    <meta:user-defined meta:name="Info 3"/>
    <meta:user-defined meta:name="Info 4"/>
  </office:meta>
</office:document-meta>
</file>